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start" style:justify-single-word="false"/>
      <style:text-properties style:font-name="Calibri2" fo:font-size="11pt" officeooo:rsid="006fbd51" officeooo:paragraph-rsid="00a29707" style:font-size-asian="11pt" style:font-size-complex="11pt"/>
    </style:style>
    <style:style style:name="P2" style:family="paragraph" style:parent-style-name="Text_20_body">
      <style:paragraph-properties fo:text-align="start" style:justify-single-word="false"/>
      <style:text-properties style:font-name="Calibri2" fo:font-size="11pt" officeooo:rsid="0071a633" officeooo:paragraph-rsid="00a29707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c1c03d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c2bc4d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544edf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c1c03d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Calibri2" fo:font-size="11pt" officeooo:rsid="00c1c03d" officeooo:paragraph-rsid="00c1c03d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Calibri2" fo:font-size="11pt" officeooo:rsid="00c1c03d" officeooo:paragraph-rsid="00c2bc4d" style:font-size-asian="11pt" style:font-size-complex="11pt"/>
    </style:style>
    <style:style style:name="P9" style:family="paragraph" style:parent-style-name="Text_20_body">
      <style:text-properties officeooo:paragraph-rsid="00a29707"/>
    </style:style>
    <style:style style:name="P10" style:family="paragraph" style:parent-style-name="Standard">
      <style:paragraph-properties fo:text-align="start" style:justify-single-word="false"/>
      <style:text-properties style:font-name="Calibri2" fo:font-size="11pt" officeooo:rsid="00143055" officeooo:paragraph-rsid="00a29707" style:font-size-asian="11pt" style:font-size-complex="11pt"/>
    </style:style>
    <style:style style:name="P11" style:family="paragraph" style:parent-style-name="Untitled1">
      <style:text-properties style:font-name="Calibri2" fo:font-size="11pt" officeooo:rsid="00682e57" officeooo:paragraph-rsid="00a29707" style:font-size-asian="11pt" style:font-size-complex="11pt"/>
    </style:style>
    <style:style style:name="P12" style:family="paragraph" style:parent-style-name="Untitled1">
      <style:text-properties style:font-name="Calibri2" fo:font-size="11pt" officeooo:rsid="00682e57" officeooo:paragraph-rsid="00c4ae04" style:font-size-asian="11pt" style:font-size-complex="11pt"/>
    </style:style>
    <style:style style:name="P13" style:family="paragraph" style:parent-style-name="List_20_Contents" style:list-style-name="L1">
      <style:text-properties style:font-name="Calibri2" fo:font-size="11pt" officeooo:rsid="00c1c03d" officeooo:paragraph-rsid="00c1c03d" style:font-size-asian="11pt" style:font-size-complex="11pt"/>
    </style:style>
    <style:style style:name="P14" style:family="paragraph" style:parent-style-name="Heading_20_1">
      <style:paragraph-properties fo:text-align="center" style:justify-single-word="false"/>
      <style:text-properties style:font-name="Calibri2" fo:font-size="11pt" officeooo:rsid="00c1c03d" officeooo:paragraph-rsid="00c1c03d" style:font-size-asian="11pt" style:font-size-complex="11pt"/>
    </style:style>
    <style:style style:name="P15" style:family="paragraph" style:parent-style-name="Heading_20_1">
      <style:paragraph-properties fo:text-align="center" style:justify-single-word="false"/>
      <style:text-properties style:font-name="Calibri2" fo:font-size="11pt" officeooo:paragraph-rsid="0074f94f" style:font-size-asian="11pt" style:font-size-complex="11pt"/>
    </style:style>
    <style:style style:name="P16" style:family="paragraph" style:parent-style-name="Heading_20_1">
      <style:paragraph-properties fo:text-align="center" style:justify-single-word="false"/>
      <style:text-properties officeooo:paragraph-rsid="00ac1ea4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Calibri2" fo:font-size="11pt" officeooo:rsid="00c1c03d" officeooo:paragraph-rsid="00c2bc4d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style:font-name="Calibri2" fo:font-size="11pt" officeooo:rsid="00a29707" officeooo:paragraph-rsid="00cbb9ae" style:font-size-asian="11pt" style:font-size-complex="11pt"/>
    </style:style>
    <style:style style:name="P19" style:family="paragraph" style:parent-style-name="Text_20_body">
      <style:paragraph-properties fo:text-align="start" style:justify-single-word="false"/>
      <style:text-properties style:font-name="Calibri2" fo:font-size="11pt" officeooo:rsid="0071a633" officeooo:paragraph-rsid="00cbf739" style:font-size-asian="11pt" style:font-size-complex="11pt"/>
    </style:style>
    <style:style style:name="P20" style:family="paragraph" style:parent-style-name="Text_20_body">
      <style:text-properties style:font-name="Calibri2" fo:font-size="11pt" fo:font-weight="normal" officeooo:rsid="00a32bdd" officeooo:paragraph-rsid="00a29707" style:font-size-asian="11pt" style:font-weight-asian="normal" style:font-size-complex="11pt" style:font-weight-complex="normal"/>
    </style:style>
    <style:style style:name="T1" style:family="text">
      <style:text-properties officeooo:rsid="0012e081"/>
    </style:style>
    <style:style style:name="T2" style:family="text">
      <style:text-properties officeooo:rsid="001ac359"/>
    </style:style>
    <style:style style:name="T3" style:family="text">
      <style:text-properties style:font-name="Calibri2" fo:font-size="11pt" officeooo:rsid="00c1c03d" style:font-size-asian="11pt" style:font-size-complex="11pt"/>
    </style:style>
    <style:style style:name="T4" style:family="text">
      <style:text-properties officeooo:rsid="00c1c03d"/>
    </style:style>
    <style:style style:name="T5" style:family="text">
      <style:text-properties officeooo:rsid="00c2bc4d"/>
    </style:style>
    <style:style style:name="T6" style:family="text">
      <style:text-properties officeooo:rsid="00a32bdd"/>
    </style:style>
    <style:style style:name="T7" style:family="text">
      <style:text-properties officeooo:rsid="00c4ae04"/>
    </style:style>
    <style:style style:name="T8" style:family="text">
      <style:text-properties officeooo:rsid="00c750c2"/>
    </style:style>
    <style:style style:name="T9" style:family="text">
      <style:text-properties officeooo:rsid="00caa2bf"/>
    </style:style>
    <style:style style:name="T10" style:family="text">
      <style:text-properties officeooo:rsid="00cbb9ae"/>
    </style:style>
    <style:style style:name="T11" style:family="text">
      <style:text-properties officeooo:rsid="00cbf7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Director’s Certificate </text:h>
      <text:h text:style-name="P15" text:outline-level="1"><text:span text:style-name="T2"><text:text-input text:description="">{{ company.companyName }}</text:text-input></text:span><text:span text:style-name="T2"> </text:span><text:span text:style-name="T2"><text:text-input text:description="">{{ company.companyNumber }}</text:text-input></text:span> <text:span text:style-name="T1">(“Company”)</text:span></text:h>
      <text:h text:style-name="P16" text:outline-level="1"><text:span text:style-name="T3"><text:text-input text:description="">{{ certificateOptions.dateOfCertificate }}</text:text-input></text:span><text:span text:style-name="T3"><text:text-input text:description=""/></text:span></text:h>
      <text:p text:style-name="P7">I/we, the director/directors of the Company named below, hereby certify as follows: </text:p>
      <text:p text:style-name="P3"><text:span text:style-name="T4"><text:text-input text:description="">{% for certification in certifications %}</text:text-input></text:span> </text:p>
      <text:list xml:id="list5045491056005550304" text:style-name="L1">
        <text:list-item>
          <text:p text:style-name="P13"><text:text-input text:description="">{{ certification.text }}</text:text-input></text:p>
        </text:list-item>
      </text:list>
      <text:p text:style-name="P5"><text:text-input text:description="">{% endfor %}</text:text-input></text:p>
      <text:p text:style-name="P8">It is noted that: </text:p>
      <text:p text:style-name="P4"><text:span text:style-name="T5"><text:text-input text:description="">{% if notes %}</text:text-input></text:span> </text:p>
      <text:p text:style-name="P4"><text:span text:style-name="T4"><text:text-input text:description="">{% for note in notes %}</text:text-input></text:span> </text:p>
      <text:list xml:id="list7487994585978600462" text:style-name="L2">
        <text:list-item>
          <text:p text:style-name="P17"><text:text-input text:description="">{{ note.text }}</text:text-input></text:p>
        </text:list-item>
      </text:list>
      <text:p text:style-name="P6"><text:text-input text:description="">{% endfor %}</text:text-input><text:span text:style-name="T5"><text:text-input text:description="">{% endif %}</text:text-input></text:span></text:p>
      <text:p text:style-name="P18"><text:text-input text:description="">{% for directorPair in directors|batch(2) %}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/>
            <text:p text:style-name="P12"/>
            <text:p text:style-name="P19"><text:span text:style-name="T7">Signature of</text:span> <text:span text:style-name="T11"><text:text-input text:description="">{{ directorPair[0].director.name }} </text:text-input></text:span></text:p>
          </table:table-cell>
          <table:table-cell table:style-name="Table1.A1" office:value-type="string">
            <text:p text:style-name="P20"><text:text-input text:description="">{% if directorPair[1] %}</text:text-input></text:p>
            <text:p text:style-name="P9"/>
            <text:p text:style-name="P11"/>
            <text:p text:style-name="P19"><text:span text:style-name="T7">Signature of</text:span> <text:span text:style-name="T11"><text:text-input text:description="">{{ directorPair[1].director.name }} </text:text-input></text:span></text:p>
            <text:p text:style-name="P2"><text:text-input text:description="">{% endif %}</text:text-input></text:p>
          </table:table-cell>
        </table:table-row>
      </table:table>
      <text:p text:style-name="P10"/>
      <text:p text:style-name="P1"><text:text-input text:description="">{% endfor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orizontal_20_Line">
      <style:paragraph-properties fo:margin-left="0cm" fo:margin-right="3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1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2.3.3$MacOSX_X86_64 LibreOffice_project/d54a8868f08a7b39642414cf2c8ef2f228f780cf</meta:generator>
    <dc:date>2016-11-23T14:21:21.291951000</dc:date>
    <meta:editing-duration>PT13H45M18S</meta:editing-duration>
    <meta:editing-cycles>150</meta:editing-cycles>
    <meta:document-statistic meta:table-count="1" meta:image-count="0" meta:object-count="0" meta:page-count="1" meta:paragraph-count="18" meta:word-count="123" meta:character-count="616" meta:non-whitespace-character-count="542"/>
  </office:meta>
</office:document-meta>
</file>